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30000013B50EB7780.jpg" manifest:media-type="image/jpeg"/>
  <manifest:file-entry manifest:full-path="Pictures/1000000000000A0000000640F7F712D4.png" manifest:media-type="image/png"/>
  <manifest:file-entry manifest:full-path="Pictures/10000000000001FE0000014A54E2EF07.jpg" manifest:media-type="image/jpeg"/>
  <manifest:file-entry manifest:full-path="Pictures/100000000000078000000438BD67EEB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fill-image-width="0cm" draw:fill-image-height="0cm" draw:auto-grow-height="true" draw:auto-grow-width="false" fo:max-height="0cm" fo:min-height="2.798cm"/>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7.37cm"/>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1.379cm"/>
    </style:style>
    <style:style style:name="gr4" style:family="graphic" style:parent-style-name="standard" style:list-style-name="L3">
      <style:graphic-properties draw:stroke="none" draw:fill="none" draw:fill-color="#ffffff" draw:textarea-vertical-align="middle" draw:auto-grow-height="true" fo:min-height="3.506cm"/>
    </style:style>
    <style:style style:name="gr5"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text-properties fo:font-size="18pt"/>
    </style:style>
    <style:style style:name="P3" style:family="paragraph">
      <style:paragraph-properties fo:text-align="star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3.506cm" svg:x="1.4cm" svg:y="0.837cm" presentation:class="title" presentation:user-transformed="true">
          <draw:text-box>
            <text:p text:style-name="P1">SHARE-IT</text:p>
          </draw:text-box>
        </draw:frame>
        <draw:frame draw:style-name="gr1" draw:text-style-name="P2" draw:layer="layout" svg:width="10.668cm" svg:height="3.048cm" svg:x="2.54cm" svg:y="7.62cm">
          <draw:text-box>
            <text:p text:style-name="P2"><text:span text:style-name="T1">Contributors:</text:span> David Chen, David Ivey, Joseph Eduardo, Joe Shvedsky</text:p>
          </draw:text-box>
        </draw:frame>
        <draw:frame draw:style-name="gr2" draw:text-style-name="P2" draw:layer="layout" svg:width="22.86cm" svg:height="7.62cm" svg:x="2.54cm" svg:y="10.414cm">
          <draw:text-box>
            <text:p text:style-name="P2"><text:span text:style-name="T1">Description:</text:span> This project will be an Android /IOS application called Share-It that allows the sharing of contacts over Wi-Fi and airdrop. Currently, Apple doesn't offer native support for the sharing of contacts or any information to non-Apple devices and the development for this area is also lacking. Share-It allows users of the application to create "rooms" that users in the proximity can join and share details between non-compatible devices. Rooms will be created based on location data from phones and require passwords to join. This project explores the address book API's of both IOS and Android and will require basic back-end web technologies to host the "rooms".</text:p>
          </draw:text-box>
        </draw:frame>
        <draw:frame draw:style-name="gr3" draw:text-style-name="P2" draw:layer="layout" svg:width="9.398cm" svg:height="1.673cm" svg:x="15.24cm" svg:y="7.366cm">
          <draw:text-box>
            <text:p text:style-name="P2"><text:span text:style-name="T1">Languages:</text:span> Java,Swift,PHP, Ruby on Rails</text:p>
          </draw:text-box>
        </draw:frame>
        <draw:frame draw:style-name="gr4" draw:text-style-name="P3" draw:layer="layout" svg:width="25.199cm" svg:height="3.756cm" svg:x="1.401cm" svg:y="0.837cm">
          <draw:text-box>
            <text:p/>
          </draw:text-box>
        </draw:frame>
        <presentation:notes draw:style-name="dp2">
          <draw:page-thumbnail draw:style-name="gr5"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78000000438BD67EEB1.jpg" xlink:type="simple" xlink:show="embed" xlink:actuate="onLoad"/>
    <draw:fill-image draw:name="Bitmape_20_2" draw:display-name="Bitmape 2" xlink:href="Pictures/10000000000001FE0000014A54E2EF07.jpg" xlink:type="simple" xlink:show="embed" xlink:actuate="onLoad"/>
    <draw:fill-image draw:name="Bitmape_20_3" draw:display-name="Bitmape 3" xlink:href="Pictures/1000000000000A0000000640F7F712D4.png" xlink:type="simple" xlink:show="embed" xlink:actuate="onLoad"/>
    <draw:fill-image draw:name="background" xlink:href="Pictures/10000000000003530000013B50EB778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Ivey</meta:initial-creator>
    <meta:creation-date>2015-02-05T12:50:22.777571219</meta:creation-date>
    <dc:date>2015-02-05T13:40:22.935340774</dc:date>
    <dc:creator>David Ivey</dc:creator>
    <meta:editing-duration>PT4M28S</meta:editing-duration>
    <meta:editing-cycles>1</meta:editing-cycles>
    <meta:document-statistic meta:object-count="28"/>
    <meta:generator>LibreOffice/4.2.6.3$Linux_X86_64 LibreOffice_project/420m0$Build-3</meta:generator>
  </office:meta>
</office:document-meta>
</file>